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28in"/>
    </style:style>
    <style:style style:name="co2" style:family="table-column">
      <style:table-column-properties fo:break-before="auto" style:column-width="2.7866in"/>
    </style:style>
    <style:style style:name="co3" style:family="table-column">
      <style:table-column-properties fo:break-before="auto" style:column-width="1.6083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1.6425in"/>
    </style:style>
    <style:style style:name="co7" style:family="table-column">
      <style:table-column-properties fo:break-before="auto" style:column-width="0.7807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1.4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Price</text:p>
          </table:table-cell>
          <table:table-cell office:value-type="string">
            <text:p>BOM</text:p>
          </table:table-cell>
          <table:table-cell office:value-type="string">
            <text:p>DNP</text:p>
          </table:table-cell>
          <table:table-cell office:value-type="string">
            <text:p>PARTNO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DUCTOR-0603</text:p>
          </table:table-cell>
          <table:table-cell office:value-type="string">
            <text:p>0603-IND</text:p>
          </table:table-cell>
          <table:table-cell table:style-name="ce1" office:value-type="string">
            <text:p>L1</text:p>
          </table:table-cell>
          <table:table-cell table:formula="of:=0.1*[.A2]" office:value-type="float" office:value="0.1">
            <text:p>0.1</text:p>
          </table:table-cell>
          <table:table-cell table:number-columns-repeated="2"/>
          <table:table-cell office:value-type="string">
            <text:p>ferrite-0603-600oh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/DNP</text:p>
          </table:table-cell>
          <table:table-cell office:value-type="string">
            <text:p>SQ_JMP-0402</text:p>
          </table:table-cell>
          <table:table-cell office:value-type="string">
            <text:p>0402-SQJMP</text:p>
          </table:table-cell>
          <table:table-cell office:value-type="string">
            <text:p>JP4, JP5</text:p>
          </table:table-cell>
          <table:table-cell table:formula="of:=0.1*[.A3]" office:value-type="float" office:value="0.2">
            <text:p>0.2</text:p>
          </table:table-cell>
          <table:table-cell/>
          <table:table-cell office:value-type="string">
            <text:p>T</text:p>
          </table:table-cell>
          <table:table-cell office:value-type="string">
            <text:p>res-0402-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office:value-type="string">
            <text:p>CAPACITOR-0402</text:p>
          </table:table-cell>
          <table:table-cell office:value-type="string">
            <text:p>0402-CAP</text:p>
          </table:table-cell>
          <table:table-cell table:style-name="ce1" office:value-type="string">
            <text:p>C1, C8, C10, C11, C12</text:p>
          </table:table-cell>
          <table:table-cell table:formula="of:=0.1*[.A4]" office:value-type="float" office:value="0.5">
            <text:p>0.5</text:p>
          </table:table-cell>
          <table:table-cell table:number-columns-repeated="2"/>
          <table:table-cell office:value-type="string">
            <text:p>cap-cer-0402-100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CAPACITOR-0402</text:p>
          </table:table-cell>
          <table:table-cell office:value-type="string">
            <text:p>0402-CAP</text:p>
          </table:table-cell>
          <table:table-cell table:style-name="ce1" office:value-type="string">
            <text:p>C6</text:p>
          </table:table-cell>
          <table:table-cell table:formula="of:=0.1*[.A5]" office:value-type="float" office:value="0.1">
            <text:p>0.1</text:p>
          </table:table-cell>
          <table:table-cell table:number-columns-repeated="2"/>
          <table:table-cell office:value-type="string">
            <text:p>cap-cer-0402-10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.2uF/Low ESR</text:p>
          </table:table-cell>
          <table:table-cell office:value-type="string">
            <text:p>CAPACITOR-0603</text:p>
          </table:table-cell>
          <table:table-cell office:value-type="string">
            <text:p>0603-CAP</text:p>
          </table:table-cell>
          <table:table-cell table:style-name="ce1" office:value-type="string">
            <text:p>C4</text:p>
          </table:table-cell>
          <table:table-cell table:formula="of:=0.1*[.A6]" office:value-type="float" office:value="0.1">
            <text:p>0.1</text:p>
          </table:table-cell>
          <table:table-cell table:number-columns-repeated="2"/>
          <table:table-cell office:value-type="string">
            <text:p>cap-cer-0603-2u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n/Low ESR</text:p>
          </table:table-cell>
          <table:table-cell office:value-type="string">
            <text:p>CAPACITOR-0603</text:p>
          </table:table-cell>
          <table:table-cell office:value-type="string">
            <text:p>0603-CAP</text:p>
          </table:table-cell>
          <table:table-cell table:style-name="ce1" office:value-type="string">
            <text:p>C14</text:p>
          </table:table-cell>
          <table:table-cell table:formula="of:=0.1*[.A7]" office:value-type="float" office:value="0.1">
            <text:p>0.1</text:p>
          </table:table-cell>
          <table:table-cell table:number-columns-repeated="2"/>
          <table:table-cell office:value-type="string">
            <text:p>cap-cer-0603-220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n2</text:p>
          </table:table-cell>
          <table:table-cell office:value-type="string">
            <text:p>CAPACITOR-0402</text:p>
          </table:table-cell>
          <table:table-cell office:value-type="string">
            <text:p>0402-CAP</text:p>
          </table:table-cell>
          <table:table-cell table:style-name="ce1" office:value-type="string">
            <text:p>C9</text:p>
          </table:table-cell>
          <table:table-cell table:formula="of:=0.1*[.A8]" office:value-type="float" office:value="0.1">
            <text:p>0.1</text:p>
          </table:table-cell>
          <table:table-cell table:number-columns-repeated="2"/>
          <table:table-cell office:value-type="string">
            <text:p>cap-cer-0402-2n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uF/10V/Low ESR</text:p>
          </table:table-cell>
          <table:table-cell office:value-type="string">
            <text:p>CAPACITOR-0603</text:p>
          </table:table-cell>
          <table:table-cell office:value-type="string">
            <text:p>0603-CAP</text:p>
          </table:table-cell>
          <table:table-cell table:style-name="ce1" office:value-type="string">
            <text:p>C5, C13</text:p>
          </table:table-cell>
          <table:table-cell table:formula="of:=0.1*[.A9]" office:value-type="float" office:value="0.2">
            <text:p>0.2</text:p>
          </table:table-cell>
          <table:table-cell table:number-columns-repeated="2"/>
          <table:table-cell office:value-type="string">
            <text:p>cap-cer-0603-4u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 office:value-type="string">
            <text:p>RESISTOR-0402</text:p>
          </table:table-cell>
          <table:table-cell office:value-type="string">
            <text:p>0402-RES</text:p>
          </table:table-cell>
          <table:table-cell table:style-name="ce1" office:value-type="string">
            <text:p>R1, R2, R3</text:p>
          </table:table-cell>
          <table:table-cell table:formula="of:=0.1*[.A10]" office:value-type="float" office:value="0.3">
            <text:p>0.3</text:p>
          </table:table-cell>
          <table:table-cell table:number-columns-repeated="2"/>
          <table:table-cell office:value-type="string">
            <text:p>res-0402-4k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&gt;4KBIT SERIAL EEPROM HALF PROTECT</text:p>
          </table:table-cell>
          <table:table-cell office:value-type="string">
            <text:p>I2C_EEPROM-SOT23-5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string">
            <text:p>ic-sot-23-5-4k-ee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SPIRIN</text:p>
          </table:table-cell>
          <table:table-cell office:value-type="string">
            <text:p>ASPIRIN_CASTELLATED</text:p>
          </table:table-cell>
          <table:table-cell office:value-type="string">
            <text:p>ASP1</text:p>
          </table:table-cell>
          <table:table-cell table:number-columns-repeated="3"/>
          <table:table-cell office:value-type="string">
            <text:p>pcb-aspirin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HMC5883</text:p>
          </table:table-cell>
          <table:table-cell office:value-type="string">
            <text:p>PLCC16-HMC5883</text:p>
          </table:table-cell>
          <table:table-cell office:value-type="string">
            <text:p>U1</text:p>
          </table:table-cell>
          <table:table-cell office:value-type="float" office:value="3.3">
            <text:p>3.3</text:p>
          </table:table-cell>
          <table:table-cell table:number-columns-repeated="2"/>
          <table:table-cell office:value-type="string">
            <text:p>sensr-plcc-16-ma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P2992</text:p>
          </table:table-cell>
          <table:table-cell office:value-type="string">
            <text:p>MIC5219BM5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string">
            <text:p>vreg-sot-23-5-3v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PU-6000</text:p>
          </table:table-cell>
          <table:table-cell office:value-type="string">
            <text:p>QFN24-NO-PAD</text:p>
          </table:table-cell>
          <table:table-cell office:value-type="string">
            <text:p>U2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string">
            <text:p>sensr-qfn-24-acc-gyr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S5611</text:p>
          </table:table-cell>
          <table:table-cell office:value-type="string">
            <text:p>QFN-MS5611</text:p>
          </table:table-cell>
          <table:table-cell office:value-type="string">
            <text:p>IC2</text:p>
          </table:table-cell>
          <table:table-cell office:value-type="float" office:value="3.8">
            <text:p>3.8</text:p>
          </table:table-cell>
          <table:table-cell table:number-columns-repeated="2"/>
          <table:table-cell office:value-type="string">
            <text:p>sensr-qfn-8-bar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TR-LOGO</text:p>
          </table:table-cell>
          <table:table-cell office:value-type="string">
            <text:p>U$1</text:p>
          </table:table-cell>
          <table:table-cell/>
          <table:table-cell office:value-type="string">
            <text:p>EXCLUDE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table:formula="of:=SUM([.F2:.F17])" office:value-type="float" office:value="21.2">
            <text:p>21.2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Oshpark</text:p>
          </table:table-cell>
          <table:table-cell table:style-name="ce2" table:formula="of:=5.5/3" office:value-type="float" office:value="1.83333333333333">
            <text:p>1.833333333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Total parts</text:p>
          </table:table-cell>
          <table:table-cell table:style-name="ce2" table:formula="of:=ROUND([.F18]+[.F1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PS: 38 OSHPARK + 69$ par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09:11:12</dc:date>
    <dc:creator>fwmav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126" meta:object-count="0"/>
  </office:meta>
</office:document-meta>
</file>